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5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6" style:family="paragraph" style:parent-style-name="Standard">
      <style:paragraph-properties fo:margin-top="0cm" fo:margin-bottom="0.275cm" style:contextual-spacing="false"/>
      <style:text-properties officeooo:rsid="002b6d61" officeooo:paragraph-rsid="002b85ed"/>
    </style:style>
    <style:style style:name="P7" style:family="paragraph" style:parent-style-name="Standard">
      <style:paragraph-properties fo:margin-top="0cm" fo:margin-bottom="0.275cm" style:contextual-spacing="false"/>
      <style:text-properties officeooo:rsid="002b85ed" officeooo:paragraph-rsid="002b85ed"/>
    </style:style>
    <style:style style:name="P8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paragraph-rsid="0020c51b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2</text:span> <text:span text:style-name="T4">October</text:span> 202<text:span text:style-name="T3">4</text:span></text:p>
      <text:p text:style-name="P3">TA: <text:span text:style-name="T2">薛凱駿, 楊承霖, 吳奇軒</text:span> <text:span text:style-name="T5">(</text:span><text:span text:style-name="T4">ECG 706</text:span> <text:span text:style-name="T5">)</text:span></text:p>
      <text:p text:style-name="Standard"/>
      <text:list xml:id="list2321299145" text:style-name="L1">
        <text:list-item>
          <text:p text:style-name="P11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365cm" draw:z-index="0" draw:name="形狀1" draw:style-name="gr1"><svg:title>TexMaths</svg:title><svg:desc>12§display§A(x) = a_nx^n + a_{n-1}x^{n-1} + \cdots + a_1x + a_0§svg§600§FALSE§</svg:desc><draw:g draw:style-name="gr2"><draw:path draw:style-name="gr3" draw:text-style-name="P14" svg:width="7.694cm" svg:height="0.429cm" svg:x="0.006cm" svg:y="0.022cm" svg:viewBox="0 0 7695 430" svg:d="M0 0c2565 0 5130 0 7695 0 0 143 0 287 0 430-2565 0-5130 0-7695 0 0-143 0-287 0-430z"><text:p/></draw:path><draw:path draw:style-name="gr4" draw:text-style-name="P15" svg:width="0.288cm" svg:height="0.298cm" svg:x="-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4" draw:text-style-name="P15" svg:width="0.097cm" svg:height="0.418cm" svg:x="0.342cm" svg:y="0.054cm" svg:viewBox="0 0 98 419" svg:d="M98 415c0-2 0-2-7-9-53-53-66-133-66-196 0-73 16-146 67-199 6-5 6-6 6-7 0-3-2-4-4-4-4 0-42 29-68 82-20 47-26 92-26 128 0 32 5 83 29 130 25 52 61 79 65 79 2 0 4-1 4-4z"><text:p/></draw:path><draw:path draw:style-name="gr4" draw:text-style-name="P15" svg:width="0.209cm" svg:height="0.189cm" svg:x="0.476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4" draw:text-style-name="P15" svg:width="0.097cm" svg:height="0.418cm" svg:x="0.73cm" svg:y="0.054cm" svg:viewBox="0 0 98 419" svg:d="M98 210c0-32-4-84-28-131-26-53-62-79-65-79s-5 1-5 4c0 1 0 2 8 9 41 42 65 110 65 197 0 71-15 145-67 199-6 4-6 4-6 6 0 3 2 4 5 4s42-28 66-81c21-47 27-94 27-128z"><text:p/></draw:path><draw:path draw:style-name="gr4" draw:text-style-name="P15" svg:width="0.28cm" svg:height="0.098cm" svg:x="1.011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5" svg:width="0.192cm" svg:height="0.189cm" svg:x="1.449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4" draw:text-style-name="P15" svg:width="0.179cm" svg:height="0.131cm" svg:x="1.669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4" draw:text-style-name="P15" svg:width="0.209cm" svg:height="0.189cm" svg:x="1.897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4" draw:text-style-name="P15" svg:width="0.179cm" svg:height="0.131cm" svg:x="2.14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4" draw:text-style-name="P15" svg:width="0.28cm" svg:height="0.279cm" svg:x="2.472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4" draw:text-style-name="P15" svg:width="0.192cm" svg:height="0.189cm" svg:x="2.888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4" draw:text-style-name="P15" svg:width="0.18cm" svg:height="0.131cm" svg:x="3.107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4" draw:text-style-name="P15" svg:width="0.198cm" svg:height="0.013cm" svg:x="3.334cm" svg:y="0.351cm" svg:viewBox="0 0 199 14" svg:d="M187 14c5 0 12 0 12-7s-6-7-12-7c-59 0-116 0-175 0-5 0-12 0-12 6 0 8 7 8 12 8 59 0 116 0 175 0z"><text:p/></draw:path><draw:path draw:style-name="gr4" draw:text-style-name="P15" svg:width="0.106cm" svg:height="0.195cm" svg:x="3.598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4" draw:text-style-name="P15" svg:width="0.209cm" svg:height="0.189cm" svg:x="3.767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4" draw:text-style-name="P15" svg:width="0.179cm" svg:height="0.131cm" svg:x="4.008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4" draw:text-style-name="P15" svg:width="0.198cm" svg:height="0.013cm" svg:x="4.235cm" svg:y="0.114cm" svg:viewBox="0 0 199 14" svg:d="M187 14c5 0 12 0 12-6 0-8-7-8-12-8-59 0-116 0-175 0-5 0-12 0-12 7s7 7 12 7c59 0 116 0 175 0z"><text:p/></draw:path><draw:path draw:style-name="gr4" draw:text-style-name="P15" svg:width="0.106cm" svg:height="0.195cm" svg:x="4.499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4" draw:text-style-name="P15" svg:width="0.28cm" svg:height="0.279cm" svg:x="4.773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4" draw:text-style-name="P15" svg:width="0.045cm" svg:height="0.043cm" svg:x="5.207cm" svg:y="0.24cm" svg:viewBox="0 0 46 44" svg:d="M46 23c0-12-11-23-23-23s-23 11-23 23 11 21 23 21 23-9 23-21z"><text:p/></draw:path><draw:path draw:style-name="gr4" draw:text-style-name="P15" svg:width="0.045cm" svg:height="0.043cm" svg:x="5.395cm" svg:y="0.24cm" svg:viewBox="0 0 46 44" svg:d="M46 23c0-12-11-23-23-23s-23 11-23 23 11 21 23 21 23-9 23-21z"><text:p/></draw:path><draw:path draw:style-name="gr4" draw:text-style-name="P15" svg:width="0.043cm" svg:height="0.043cm" svg:x="5.583cm" svg:y="0.24cm" svg:viewBox="0 0 44 44" svg:d="M44 23c0-12-10-23-22-23s-22 11-22 23 10 21 22 21 22-9 22-21z"><text:p/></draw:path><draw:path draw:style-name="gr4" draw:text-style-name="P15" svg:width="0.28cm" svg:height="0.279cm" svg:x="5.781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4" draw:text-style-name="P15" svg:width="0.192cm" svg:height="0.189cm" svg:x="6.196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4" draw:text-style-name="P15" svg:width="0.107cm" svg:height="0.195cm" svg:x="6.434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4" draw:text-style-name="P15" svg:width="0.209cm" svg:height="0.189cm" svg:x="6.603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4" draw:text-style-name="P15" svg:width="0.279cm" svg:height="0.279cm" svg:x="6.95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4" draw:text-style-name="P15" svg:width="0.192cm" svg:height="0.189cm" svg:x="7.364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4" draw:text-style-name="P15" svg:width="0.136cm" svg:height="0.201cm" svg:x="7.586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11">at point <draw:g text:anchor-type="as-char" svg:y="-0.187cm" draw:z-index="1" draw:name="形狀2" draw:style-name="gr1"><svg:title>TexMaths</svg:title><svg:desc>12§display§x_0§svg§600§FALSE§</svg:desc><draw:g draw:style-name="gr2"><draw:path draw:style-name="gr3" draw:text-style-name="P14" svg:width="0.347cm" svg:height="0.209cm" svg:x="0.008cm" svg:y="0.021cm" svg:viewBox="0 0 348 210" svg:d="M175 210c-58 0-116 0-175 0 0-69 0-140 0-210 117 0 232 0 348 0 0 70 0 141 0 210-57 0-115 0-173 0z"><text:p/></draw:path><draw:path draw:style-name="gr4" draw:text-style-name="P15" svg:width="0.209cm" svg:height="0.188cm" svg:x="-0.001cm" svg:y="-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4" draw:text-style-name="P15" svg:width="0.136cm" svg:height="0.198cm" svg:x="0.241cm" svg:y="0.053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4"><text:tab/><text:tab/><text:tab/><draw:g text:anchor-type="as-char" svg:y="-0.314cm" draw:z-index="2" draw:name="形狀3" draw:style-name="gr1"><svg:title>TexMaths</svg:title><svg:desc>12§display§A(x_0) = ( \cdot ((a_nx_0 + a_{n-1})x_0 + \cdots + a_1)x_0+a_0)§svg§600§FALSE§</svg:desc><draw:g draw:style-name="gr2"><draw:path draw:style-name="gr3" draw:text-style-name="P14" svg:width="8.655cm" svg:height="0.376cm" svg:x="0.005cm" svg:y="0.021cm" svg:viewBox="0 0 8656 377" svg:d="M4328 377c-1443 0-2886 0-4328 0 0-126 0-251 0-377 2886 0 5770 0 8656 0 0 126 0 251 0 377-1442 0-2886 0-4328 0z"><text:p/></draw:path><draw:path draw:style-name="gr4" draw:text-style-name="P15" svg:width="0.288cm" svg:height="0.3cm" svg:x="-0.001cm" svg:y="0.013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4" draw:text-style-name="P15" svg:width="0.096cm" svg:height="0.42cm" svg:x="0.342cm" svg:y="-0.001cm" svg:viewBox="0 0 97 421" svg:d="M97 416c0-1 0-1-7-9-53-54-66-133-66-197 0-73 16-146 68-198 5-6 5-6 5-7 0-4-1-5-3-5-5 0-44 29-68 83-21 46-26 92-26 127 0 33 4 83 28 131 25 52 61 80 66 80 2 0 3-1 3-5z"><text:p/></draw:path><draw:path draw:style-name="gr4" draw:text-style-name="P15" svg:width="0.209cm" svg:height="0.19cm" svg:x="0.476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4" draw:text-style-name="P15" svg:width="0.136cm" svg:height="0.201cm" svg:x="0.72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15" svg:width="0.097cm" svg:height="0.42cm" svg:x="0.918cm" svg:y="-0.001cm" svg:viewBox="0 0 98 421" svg:d="M98 210c0-32-4-83-28-131-26-51-62-79-66-79-3 0-4 2-4 5 0 1 0 1 8 9 41 41 65 109 65 196 0 71-15 146-67 199-6 6-6 6-6 7 0 2 1 5 4 5 4 0 43-29 67-83 21-46 27-93 27-128z"><text:p/></draw:path><draw:path draw:style-name="gr4" draw:text-style-name="P15" svg:width="0.28cm" svg:height="0.099cm" svg:x="1.199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5" svg:width="0.096cm" svg:height="0.42cm" svg:x="1.662cm" svg:y="-0.001cm" svg:viewBox="0 0 97 421" svg:d="M97 416c0-1 0-1-6-9-53-54-67-133-67-197 0-73 17-146 68-198 5-6 5-6 5-7 0-4-1-5-3-5-5 0-42 29-68 83-21 46-26 92-26 127 0 33 5 83 28 131 25 52 61 80 66 80 2 0 3-1 3-5z"><text:p/></draw:path><draw:path draw:style-name="gr4" draw:text-style-name="P15" svg:width="0.043cm" svg:height="0.043cm" svg:x="1.82cm" svg:y="0.188cm" svg:viewBox="0 0 44 44" svg:d="M44 22c0-12-9-22-21-22-13 0-23 8-23 22 0 12 10 22 23 22 12 0 21-9 21-22z"><text:p/></draw:path><draw:path draw:style-name="gr4" draw:text-style-name="P15" svg:width="0.097cm" svg:height="0.42cm" svg:x="1.943cm" svg:y="-0.001cm" svg:viewBox="0 0 98 421" svg:d="M98 416c0-1 0-1-7-9-53-54-66-133-66-197 0-73 16-146 67-198 6-6 6-6 6-7 0-4-2-5-4-5-4 0-42 29-68 83-21 46-26 92-26 127 0 33 5 83 28 131 26 52 62 80 66 80 2 0 4-1 4-5z"><text:p/></draw:path><draw:path draw:style-name="gr4" draw:text-style-name="P15" svg:width="0.096cm" svg:height="0.42cm" svg:x="2.107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15" svg:width="0.192cm" svg:height="0.19cm" svg:x="2.246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15" svg:width="0.179cm" svg:height="0.131cm" svg:x="2.466cm" svg:y="0.248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4" draw:text-style-name="P15" svg:width="0.209cm" svg:height="0.19cm" svg:x="2.694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15" svg:width="0.137cm" svg:height="0.201cm" svg:x="2.937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4" draw:text-style-name="P15" svg:width="0.28cm" svg:height="0.278cm" svg:x="3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15" svg:width="0.192cm" svg:height="0.19cm" svg:x="3.644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15" svg:width="0.179cm" svg:height="0.131cm" svg:x="3.864cm" svg:y="0.248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4" draw:text-style-name="P15" svg:width="0.198cm" svg:height="0.013cm" svg:x="4.091cm" svg:y="0.296cm" svg:viewBox="0 0 199 14" svg:d="M187 14c5 0 12 0 12-7s-7-7-12-7c-59 0-116 0-175 0-5 0-12 0-12 7s7 7 12 7c59 0 116 0 175 0z"><text:p/></draw:path><draw:path draw:style-name="gr4" draw:text-style-name="P15" svg:width="0.106cm" svg:height="0.195cm" svg:x="4.353cm" svg:y="0.183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4" draw:text-style-name="P15" svg:width="0.096cm" svg:height="0.42cm" svg:x="4.534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15" svg:width="0.209cm" svg:height="0.19cm" svg:x="4.686cm" svg:y="0.129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4" draw:text-style-name="P15" svg:width="0.136cm" svg:height="0.201cm" svg:x="4.93cm" svg:y="0.183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4" draw:text-style-name="P15" svg:width="0.279cm" svg:height="0.278cm" svg:x="5.222cm" svg:y="0.07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4" draw:text-style-name="P15" svg:width="0.045cm" svg:height="0.043cm" svg:x="5.655cm" svg:y="0.188cm" svg:viewBox="0 0 46 44" svg:d="M46 22c0-12-11-22-23-22s-23 8-23 22c0 12 11 22 23 22s23-9 23-22z"><text:p/></draw:path><draw:path draw:style-name="gr4" draw:text-style-name="P15" svg:width="0.043cm" svg:height="0.043cm" svg:x="5.844cm" svg:y="0.188cm" svg:viewBox="0 0 44 44" svg:d="M44 22c0-12-10-22-22-22s-22 8-22 22c0 12 10 22 22 22s22-9 22-22z"><text:p/></draw:path><draw:path draw:style-name="gr4" draw:text-style-name="P15" svg:width="0.043cm" svg:height="0.043cm" svg:x="6.031cm" svg:y="0.188cm" svg:viewBox="0 0 44 44" svg:d="M44 22c0-12-10-22-22-22-14 0-22 8-22 22 0 12 8 22 22 22 12 0 22-9 22-22z"><text:p/></draw:path><draw:path draw:style-name="gr4" draw:text-style-name="P15" svg:width="0.28cm" svg:height="0.278cm" svg:x="6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15" svg:width="0.192cm" svg:height="0.19cm" svg:x="6.644cm" svg:y="0.129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4" draw:text-style-name="P15" svg:width="0.107cm" svg:height="0.195cm" svg:x="6.881cm" svg:y="0.183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4" draw:text-style-name="P15" svg:width="0.097cm" svg:height="0.42cm" svg:x="7.063cm" svg:y="-0.001cm" svg:viewBox="0 0 98 421" svg:d="M98 210c0-32-4-83-27-131-27-51-63-79-66-79s-5 2-5 5c0 1 0 1 8 9 41 41 65 109 65 196 0 71-15 146-67 199-6 6-6 6-6 7 0 2 2 5 5 5s42-29 67-83c20-46 26-93 26-128z"><text:p/></draw:path><draw:path draw:style-name="gr4" draw:text-style-name="P15" svg:width="0.209cm" svg:height="0.19cm" svg:x="7.215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4" draw:text-style-name="P15" svg:width="0.137cm" svg:height="0.201cm" svg:x="7.459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4" draw:text-style-name="P15" svg:width="0.28cm" svg:height="0.278cm" svg:x="7.75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4" draw:text-style-name="P15" svg:width="0.192cm" svg:height="0.19cm" svg:x="8.165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4" draw:text-style-name="P15" svg:width="0.136cm" svg:height="0.201cm" svg:x="8.386cm" svg:y="0.183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4" draw:text-style-name="P15" svg:width="0.097cm" svg:height="0.42cm" svg:x="8.584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5"><text:tab/>Write a C program to evaluate a polynomial using Horner’s rule.</text:p>
      <text:list xml:id="list9055849073444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4" draw:name="形狀4" draw:style-name="gr1"><svg:title>TexMaths</svg:title><svg:desc>12§display§A(m, n)§svg§600§FALSE§</svg:desc><draw:g draw:style-name="gr2"><draw:path draw:style-name="gr3" draw:text-style-name="P14" svg:width="1.366cm" svg:height="0.376cm" svg:x="0.005cm" svg:y="0.021cm" svg:viewBox="0 0 1367 377" svg:d="M685 377c-229 0-457 0-685 0 0-126 0-251 0-377 456 0 911 0 1367 0 0 126 0 251 0 377-228 0-456 0-682 0z"><text:p/></draw:path><draw:path draw:style-name="gr4" draw:text-style-name="P15" svg:width="0.287cm" svg:height="0.3cm" svg:x="-0.001cm" svg:y="0.013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4" draw:text-style-name="P15" svg:width="0.097cm" svg:height="0.42cm" svg:x="0.341cm" svg:y="-0.001cm" svg:viewBox="0 0 98 421" svg:d="M98 416c0-1 0-1-7-9-53-54-66-133-66-197 0-73 16-146 67-198 6-6 6-6 6-7 0-4-2-5-4-5-4 0-42 29-68 83-20 46-26 92-26 127 0 33 5 83 29 131 25 52 61 80 65 80 2 0 4-1 4-5z"><text:p/></draw:path><draw:path draw:style-name="gr4" draw:text-style-name="P15" svg:width="0.344cm" svg:height="0.19cm" svg:x="0.475cm" svg:y="0.129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4" draw:text-style-name="P15" svg:width="0.048cm" svg:height="0.125cm" svg:x="0.868cm" svg:y="0.269cm" svg:viewBox="0 0 49 126" svg:d="M49 44c0-27-11-44-27-44-14 0-22 11-22 23 0 11 8 21 22 21 4 0 10-1 15-4 1-2 1-2 1-2 2 0 2 0 2 6 0 32-15 57-29 70-5 5-5 6-5 7 0 3 2 5 5 5 5 0 38-32 38-82z"><text:p/></draw:path><draw:path draw:style-name="gr4" draw:text-style-name="P15" svg:width="0.227cm" svg:height="0.19cm" svg:x="1.031cm" svg:y="0.129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4" draw:text-style-name="P15" svg:width="0.097cm" svg:height="0.42cm" svg:x="1.295cm" svg:y="-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863cm" draw:z-index="3" draw:name="形狀5" draw:style-name="gr1"><svg:title>TexMaths</svg:title><svg:desc>12§inline§A(m,n) = \left\{\begin{array}{ll}
n+1 &amp; \mbox{, if } m= 0 \\
A(m-1, 1) &amp; \mbox{, if } n = 0\\
A(m-1, A(m, n-1)) &amp; \mbox{, otherwise}.
\end{array}\right.§svg§600§FALSE§</svg:desc><draw:g draw:style-name="gr2"><draw:path draw:style-name="gr3" draw:text-style-name="P14" svg:width="9.165cm" svg:height="1.471cm" svg:x="0.006cm" svg:y="0.02cm" svg:viewBox="0 0 9166 1472" svg:d="M0 0c3055 0 6111 0 9166 0 0 491 0 981 0 1472-3055 0-6111 0-9166 0 0-491 0-981 0-1472z"><text:p/></draw:path><draw:path draw:style-name="gr4" draw:text-style-name="P15" svg:width="0.288cm" svg:height="0.3cm" svg:x="-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4" draw:text-style-name="P15" svg:width="0.097cm" svg:height="0.42cm" svg:x="0.342cm" svg:y="0.549cm" svg:viewBox="0 0 98 421" svg:d="M98 416c0-1 0-1-7-8-53-54-66-133-66-198 0-73 16-146 67-199 6-5 6-6 6-7 0-3-2-4-4-4-4 0-42 28-68 82-20 46-26 93-26 128 0 34 5 84 29 132 25 52 61 79 65 79 2 0 4-1 4-5z"><text:p/></draw:path><draw:path draw:style-name="gr4" draw:text-style-name="P15" svg:width="0.345cm" svg:height="0.19cm" svg:x="0.476cm" svg:y="0.676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4" draw:text-style-name="P15" svg:width="0.048cm" svg:height="0.125cm" svg:x="0.871cm" svg:y="0.817cm" svg:viewBox="0 0 49 126" svg:d="M49 44c0-28-11-44-26-44s-23 11-23 22c0 12 8 22 23 22 5 0 9-1 14-6 1 0 1-1 3-1 0 3 0 1 0 7 0 32-15 56-29 70-5 4-4 6-4 7 0 3 1 5 4 5 5 0 38-32 38-82z"><text:p/></draw:path><draw:path draw:style-name="gr4" draw:text-style-name="P15" svg:width="0.228cm" svg:height="0.19cm" svg:x="1.035cm" svg:y="0.676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4" draw:text-style-name="P15" svg:width="0.096cm" svg:height="0.42cm" svg:x="1.3cm" svg:y="0.549cm" svg:viewBox="0 0 97 421" svg:d="M97 210c0-32-3-84-27-131-26-53-62-79-66-79-3 0-4 1-4 4 0 1 0 2 8 9 41 42 65 109 65 197 0 72-15 146-68 199-5 6-5 6-5 7 0 3 1 5 4 5 4 0 43-29 67-83 21-45 26-92 26-128z"><text:p/></draw:path><draw:path draw:style-name="gr4" draw:text-style-name="P15" svg:width="0.28cm" svg:height="0.097cm" svg:x="1.581cm" svg:y="0.707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15" svg:width="0.139cm" svg:height="0.383cm" svg:x="2.164cm" svg:y="0cm" svg:viewBox="0 0 140 384" svg:d="M50 191c0-35 10-115 84-168 6-5 6-5 6-12 0-10 0-11-10-11-3 0-4 0-6 0-92 49-124 128-124 191 0 60 0 120 0 181 0 11 0 12 12 12 8 0 18 0 26 0 12 0 12-1 12-12 0-61 0-121 0-181z"><text:p/></draw:path><draw:path draw:style-name="gr4" draw:text-style-name="P15" svg:width="0.139cm" svg:height="0.764cm" svg:x="2.074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4" draw:text-style-name="P15" svg:width="0.139cm" svg:height="0.382cm" svg:x="2.164cm" svg:y="1.131cm" svg:viewBox="0 0 140 383" svg:d="M130 383c10 0 10 0 10-10 0-8 0-8-1-9-13-10-44-32-63-70-17-32-26-65-26-102 0-60 0-121 0-181 0-11 0-11-12-11-8 0-18 0-26 0-12 0-12 0-12 11 0 60 0 121 0 181 0 62 32 143 124 191 2 0 3 0 6 0z"><text:p/></draw:path><draw:path draw:style-name="gr4" draw:text-style-name="P15" svg:width="0.228cm" svg:height="0.19cm" svg:x="2.599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4" draw:text-style-name="P15" svg:width="0.28cm" svg:height="0.28cm" svg:x="2.958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4" draw:text-style-name="P15" svg:width="0.138cm" svg:height="0.28cm" svg:x="3.394cm" svg:y="0.072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4" draw:text-style-name="P15" svg:width="0.048cm" svg:height="0.125cm" svg:x="7.154cm" svg:y="0.309cm" svg:viewBox="0 0 49 126" svg:d="M49 44c0-27-9-44-26-44-15 0-23 10-23 22 0 10 7 22 23 22 7 0 12-2 15-6l2-1c0 3 1 1 1 7 0 27-12 53-31 72-3 3-3 4-3 5 0 3 3 5 5 5 5 0 37-34 37-82z"><text:p/></draw:path><draw:path draw:style-name="gr4" draw:text-style-name="P15" svg:width="0.09cm" svg:height="0.281cm" svg:x="7.389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4" draw:text-style-name="P15" svg:width="0.136cm" svg:height="0.297cm" svg:x="7.507cm" svg:y="0.055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4" draw:text-style-name="P15" svg:width="0.345cm" svg:height="0.19cm" svg:x="7.774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4" draw:text-style-name="P15" svg:width="0.28cm" svg:height="0.097cm" svg:x="8.273cm" svg:y="0.198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15" svg:width="0.177cm" svg:height="0.289cm" svg:x="8.712cm" svg:y="0.072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4" draw:text-style-name="P15" svg:width="0.289cm" svg:height="0.3cm" svg:x="2.602cm" svg:y="0.556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4" draw:text-style-name="P15" svg:width="0.096cm" svg:height="0.42cm" svg:x="2.946cm" svg:y="0.542cm" svg:viewBox="0 0 97 421" svg:d="M97 418c0-2 0-3-7-10-53-53-66-133-66-197 0-73 16-147 67-199 6-6 6-6 6-7 0-4-1-5-3-5-5 0-44 29-68 83-21 45-26 92-26 128 0 33 4 84 28 131 25 52 61 79 66 79 2 0 3-1 3-3z"><text:p/></draw:path><draw:path draw:style-name="gr4" draw:text-style-name="P15" svg:width="0.343cm" svg:height="0.19cm" svg:x="3.081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4" draw:text-style-name="P15" svg:width="0.257cm" svg:height="0.016cm" svg:x="3.567cm" svg:y="0.745cm" svg:viewBox="0 0 258 17" svg:d="M244 17c7 0 14 0 14-9 0-8-7-8-14-8-77 0-153 0-230 0-6 0-14 0-14 8 0 9 8 9 14 9 77 0 153 0 230 0z"><text:p/></draw:path><draw:path draw:style-name="gr4" draw:text-style-name="P15" svg:width="0.138cm" svg:height="0.279cm" svg:x="3.9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4" draw:text-style-name="P15" svg:width="0.048cm" svg:height="0.125cm" svg:x="4.2cm" svg:y="0.812cm" svg:viewBox="0 0 49 126" svg:d="M49 44c0-27-9-44-26-44-15 0-23 11-23 23 0 11 8 21 23 21 5 0 11-1 14-4 1-2 1-2 3-2 0 3 1 0 1 6 0 32-16 57-29 71-5 5-5 5-5 6 0 4 3 5 4 5 5 0 38-32 38-82z"><text:p/></draw:path><draw:path draw:style-name="gr4" draw:text-style-name="P15" svg:width="0.138cm" svg:height="0.279cm" svg:x="4.39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4" draw:text-style-name="P15" svg:width="0.097cm" svg:height="0.42cm" svg:x="4.587cm" svg:y="0.542cm" svg:viewBox="0 0 98 421" svg:d="M98 211c0-33-4-84-28-132-26-51-62-79-65-79-4 0-5 1-5 5 0 1 0 1 8 9 41 41 65 108 65 197 0 72-15 147-67 199-6 5-6 6-6 8s1 3 5 3c3 0 42-29 66-81 21-47 27-94 27-129z"><text:p/></draw:path><draw:path draw:style-name="gr4" draw:text-style-name="P15" svg:width="0.048cm" svg:height="0.125cm" svg:x="7.154cm" svg:y="0.812cm" svg:viewBox="0 0 49 126" svg:d="M49 44c0-26-9-44-26-44-15 0-23 12-23 23s7 21 23 21c7 0 12-2 15-4l2-2c0 3 1 0 1 6 0 28-12 53-31 74-3 2-3 2-3 3 0 4 3 5 5 5 5 0 37-32 37-82z"><text:p/></draw:path><draw:path draw:style-name="gr4" draw:text-style-name="P15" svg:width="0.09cm" svg:height="0.28cm" svg:x="7.389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4" draw:text-style-name="P15" svg:width="0.136cm" svg:height="0.295cm" svg:x="7.507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4" draw:text-style-name="P15" svg:width="0.228cm" svg:height="0.19cm" svg:x="7.774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4" draw:text-style-name="P15" svg:width="0.28cm" svg:height="0.097cm" svg:x="8.156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15" svg:width="0.177cm" svg:height="0.288cm" svg:x="8.594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4" draw:text-style-name="P15" svg:width="0.289cm" svg:height="0.301cm" svg:x="2.602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4" draw:text-style-name="P15" svg:width="0.096cm" svg:height="0.42cm" svg:x="2.946cm" svg:y="1.049cm" svg:viewBox="0 0 97 421" svg:d="M97 416c0-1 0-2-7-9-53-53-66-132-66-197 0-73 16-146 67-199 6-5 6-6 6-7 0-3-1-4-3-4-5 0-44 28-68 82-21 46-26 93-26 128 0 34 4 84 28 132 25 52 61 79 66 79 2 0 3-1 3-5z"><text:p/></draw:path><draw:path draw:style-name="gr4" draw:text-style-name="P15" svg:width="0.343cm" svg:height="0.19cm" svg:x="3.081cm" svg:y="1.177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4" draw:text-style-name="P15" svg:width="0.257cm" svg:height="0.016cm" svg:x="3.567cm" svg:y="1.251cm" svg:viewBox="0 0 258 17" svg:d="M244 17c7 0 14 0 14-9 0-8-7-8-14-8-77 0-153 0-230 0-6 0-14 0-14 8 0 9 8 9 14 9 77 0 153 0 230 0z"><text:p/></draw:path><draw:path draw:style-name="gr4" draw:text-style-name="P15" svg:width="0.138cm" svg:height="0.28cm" svg:x="3.992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4" draw:text-style-name="P15" svg:width="0.048cm" svg:height="0.125cm" svg:x="4.2cm" svg:y="1.318cm" svg:viewBox="0 0 49 126" svg:d="M49 44c0-28-9-44-26-44-15 0-23 10-23 22s8 22 23 22c5 0 11-1 14-6 1 0 1-1 3-1 0 3 1 1 1 7 0 32-16 57-29 70-5 5-5 6-5 7 0 3 3 5 4 5 5 0 38-32 38-82z"><text:p/></draw:path><draw:path draw:style-name="gr4" draw:text-style-name="P15" svg:width="0.288cm" svg:height="0.301cm" svg:x="4.367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4" draw:text-style-name="P15" svg:width="0.096cm" svg:height="0.42cm" svg:x="4.709cm" svg:y="1.049cm" svg:viewBox="0 0 97 421" svg:d="M97 416c0-1 0-2-7-9-53-53-66-132-66-197 0-73 16-146 68-199 5-5 5-6 5-7 0-3-1-4-3-4-5 0-42 28-68 82-21 46-26 93-26 128 0 34 5 84 28 132 25 52 61 79 66 79 2 0 3-1 3-5z"><text:p/></draw:path><draw:path draw:style-name="gr4" draw:text-style-name="P15" svg:width="0.345cm" svg:height="0.19cm" svg:x="4.844cm" svg:y="1.177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4" draw:text-style-name="P15" svg:width="0.048cm" svg:height="0.125cm" svg:x="5.237cm" svg:y="1.318cm" svg:viewBox="0 0 49 126" svg:d="M49 44c0-28-9-44-26-44-15 0-23 10-23 22s8 22 23 22c5 0 11-1 14-6 1 0 1-1 3-1 0 3 1 1 1 7 0 32-16 57-29 70-5 5-5 6-5 7 0 3 3 5 4 5 5 0 38-32 38-82z"><text:p/></draw:path><draw:path draw:style-name="gr4" draw:text-style-name="P15" svg:width="0.228cm" svg:height="0.19cm" svg:x="5.4cm" svg:y="1.177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4" draw:text-style-name="P15" svg:width="0.257cm" svg:height="0.016cm" svg:x="5.77cm" svg:y="1.251cm" svg:viewBox="0 0 258 17" svg:d="M244 17c7 0 14 0 14-9 0-8-7-8-14-8-76 0-153 0-228 0-8 0-16 0-16 8 0 9 8 9 16 9 75 0 152 0 228 0z"><text:p/></draw:path><draw:path draw:style-name="gr4" draw:text-style-name="P15" svg:width="0.138cm" svg:height="0.28cm" svg:x="6.195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4" draw:text-style-name="P15" svg:width="0.097cm" svg:height="0.42cm" svg:x="6.392cm" svg:y="1.049cm" svg:viewBox="0 0 98 421" svg:d="M98 210c0-32-4-84-27-131-25-53-63-79-66-79s-5 1-5 4c0 1 0 2 8 9 42 42 66 109 66 197 0 72-15 146-68 199-6 5-6 6-6 7 0 3 2 5 5 5s42-29 67-83c22-45 26-92 26-128z"><text:p/></draw:path><draw:path draw:style-name="gr4" draw:text-style-name="P15" svg:width="0.097cm" svg:height="0.42cm" svg:x="6.556cm" svg:y="1.049cm" svg:viewBox="0 0 98 421" svg:d="M98 210c0-32-4-84-28-131-26-53-62-79-65-79s-5 1-5 4c0 1 0 2 8 9 41 42 65 109 65 197 0 72-15 146-67 199-6 5-6 6-6 7 0 3 2 5 5 5s42-29 66-83c21-45 27-92 27-128z"><text:p/></draw:path><draw:path draw:style-name="gr4" draw:text-style-name="P15" svg:width="0.048cm" svg:height="0.125cm" svg:x="7.154cm" svg:y="1.318cm" svg:viewBox="0 0 49 126" svg:d="M49 44c0-27-9-44-26-44-15 0-23 11-23 22 0 10 7 22 23 22 7 0 12-2 15-6l2-1c0 3 1 1 1 7 0 27-12 52-31 72-3 3-3 3-3 5 0 3 3 5 5 5 5 0 37-34 37-82z"><text:p/></draw:path><draw:path draw:style-name="gr4" draw:text-style-name="P15" svg:width="0.185cm" svg:height="0.192cm" svg:x="7.388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4" draw:text-style-name="P15" svg:width="0.131cm" svg:height="0.263cm" svg:x="7.594cm" svg:y="1.103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4" draw:text-style-name="P15" svg:width="0.21cm" svg:height="0.292cm" svg:x="7.765cm" svg:y="1.071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4" draw:text-style-name="P15" svg:width="0.162cm" svg:height="0.192cm" svg:x="7.996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4" draw:text-style-name="P15" svg:width="0.141cm" svg:height="0.185cm" svg:x="8.185cm" svg:y="1.177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4" draw:text-style-name="P15" svg:width="0.287cm" svg:height="0.185cm" svg:x="8.345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4" draw:text-style-name="P15" svg:width="0.089cm" svg:height="0.281cm" svg:x="8.656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4" draw:text-style-name="P15" svg:width="0.137cm" svg:height="0.192cm" svg:x="8.773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4" draw:text-style-name="P15" svg:width="0.162cm" svg:height="0.192cm" svg:x="8.937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4" draw:text-style-name="P15" svg:width="0.043cm" svg:height="0.043cm" svg:x="9.15cm" svg:y="1.318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tab/>This function grows very quickly for small values of <draw:g text:anchor-type="as-char" svg:y="-0.189cm" draw:z-index="5" draw:name="形狀6" draw:style-name="gr1"><svg:title>TexMaths</svg:title><svg:desc>12§display§m§svg§600§FALSE§</svg:desc><draw:g draw:style-name="gr2"><draw:path draw:style-name="gr3" draw:text-style-name="P14" svg:width="0.31cm" svg:height="0.144cm" svg:x="0.008cm" svg:y="0.022cm" svg:viewBox="0 0 311 145" svg:d="M0 0c104 0 207 0 311 0 0 48 0 97 0 145-104 0-207 0-311 0 0-48 0-97 0-145z"><text:p/></draw:path><draw:path draw:style-name="gr4" draw:text-style-name="P15" svg:width="0.341cm" svg:height="0.188cm" svg:x="-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text:s/>and <draw:g text:anchor-type="as-char" svg:y="-0.189cm" draw:z-index="6" draw:name="形狀7" draw:style-name="gr1"><svg:title>TexMaths</svg:title><svg:desc>12§display§n§svg§600§FALSE§</svg:desc><draw:g draw:style-name="gr2"><draw:path draw:style-name="gr3" draw:text-style-name="P14" svg:width="0.196cm" svg:height="0.144cm" svg:x="0.008cm" svg:y="0.022cm" svg:viewBox="0 0 197 145" svg:d="M0 0c65 0 131 0 197 0 0 48 0 97 0 145-66 0-132 0-197 0 0-48 0-97 0-145z"><text:p/></draw:path><draw:path draw:style-name="gr4" draw:text-style-name="P15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. Write a recursive (<text:span text:style-name="T5">15</text:span>%) and <text:tab/>iterative (<text:span text:style-name="T5">15</text:span>%) versions of this function.</text:p>
      <text:list xml:id="list9055749163822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8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(20%) Show that the following statements are correct. </text:p>
          <text:list>
            <text:list-item>
              <text:p text:style-name="P13"><draw:g text:anchor-type="as-char" svg:y="-0.365cm" draw:z-index="8" draw:name="形狀8" draw:style-name="gr1"><svg:title>TexMaths</svg:title><svg:desc>12§display§5n^2 – 6n = \Theta(n^2).§svg§600§FALSE§</svg:desc><draw:g draw:style-name="gr2"><draw:path draw:style-name="gr3" draw:text-style-name="P14" svg:width="3.022cm" svg:height="0.429cm" svg:x="-0.001cm" svg:y="0.022cm" svg:viewBox="0 0 3023 430" svg:d="M0 0c1008 0 2015 0 3023 0 0 143 0 287 0 430-1008 0-2015 0-3023 0 0-143 0-287 0-430z"><text:p/></draw:path><draw:path draw:style-name="gr4" draw:text-style-name="P15" svg:width="0.167cm" svg:height="0.287cm" svg:x="-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4" draw:text-style-name="P15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4" draw:text-style-name="P15" svg:width="0.13cm" svg:height="0.195cm" svg:x="0.459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4" draw:text-style-name="P15" svg:width="0.209cm" svg:height="0.009cm" svg:x="0.63cm" svg:y="0.251cm" svg:viewBox="0 0 210 10" svg:d="M0 0c70 0 140 0 210 0 0 4 0 6 0 10-70 0-140 0-210 0 0-4 0-6 0-10z"><text:p/></draw:path><draw:path draw:style-name="gr4" draw:text-style-name="P15" svg:width="0.173cm" svg:height="0.287cm" svg:x="0.859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4" draw:text-style-name="P15" svg:width="0.227cm" svg:height="0.189cm" svg:x="1.064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4" draw:text-style-name="P15" svg:width="0.279cm" svg:height="0.098cm" svg:x="1.446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4" draw:text-style-name="P15" svg:width="0.28cm" svg:height="0.304cm" svg:x="1.888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4" draw:text-style-name="P15" svg:width="0.096cm" svg:height="0.418cm" svg:x="2.235cm" svg:y="0.054cm" svg:viewBox="0 0 97 419" svg:d="M97 415c0-2 0-2-7-9-53-53-66-133-66-196 0-73 16-146 68-199 5-5 5-6 5-7 0-3-1-4-3-4-5 0-42 29-68 82-21 47-26 92-26 128 0 32 5 83 28 130 25 52 61 79 66 79 2 0 3-1 3-4z"><text:p/></draw:path><draw:path draw:style-name="gr4" draw:text-style-name="P15" svg:width="0.227cm" svg:height="0.189cm" svg:x="2.369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4" draw:text-style-name="P15" svg:width="0.13cm" svg:height="0.195cm" svg:x="2.628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" draw:text-style-name="P15" svg:width="0.096cm" svg:height="0.418cm" svg:x="2.823cm" svg:y="0.054cm" svg:viewBox="0 0 97 419" svg:d="M97 210c0-32-3-84-27-131-26-53-62-79-66-79-3 0-4 1-4 4 0 1 0 2 8 9 41 42 65 110 65 197 0 71-15 145-67 199-6 4-6 4-6 6 0 3 1 4 4 4 4 0 43-28 67-81 21-47 26-94 26-128z"><text:p/></draw:path><draw:path draw:style-name="gr4" draw:text-style-name="P15" svg:width="0.043cm" svg:height="0.043cm" svg:x="2.999cm" svg:y="0.323cm" svg:viewBox="0 0 44 44" svg:d="M44 23c0-12-10-23-22-23-14 0-22 11-22 23s8 21 22 21c12 0 22-9 22-21z"><text:p/></draw:path></draw:g></draw:g></text:p>
            </text:list-item>
            <text:list-item>
              <text:p text:style-name="P13"><draw:g text:anchor-type="as-char" svg:y="-0.314cm" draw:z-index="9" draw:name="形狀9" draw:style-name="gr1"><svg:title>TexMaths</svg:title><svg:desc>12§display§N! = O(n^n).§svg§600§FALSE§</svg:desc><draw:g draw:style-name="gr2"><draw:path draw:style-name="gr3" draw:text-style-name="P14" svg:width="2.242cm" svg:height="0.376cm" svg:x="0.004cm" svg:y="0.021cm" svg:viewBox="0 0 2243 377" svg:d="M1123 377c-374 0-749 0-1123 0 0-126 0-251 0-377 747 0 1496 0 2243 0 0 126 0 251 0 377-373 0-747 0-1120 0z"><text:p/></draw:path><draw:path draw:style-name="gr4" draw:text-style-name="P15" svg:width="0.354cm" svg:height="0.285cm" svg:x="-0.001cm" svg:y="0.028cm" svg:viewBox="0 0 355 286" svg:d="M302 44c4-18 12-30 46-31 1 0 7-1 7-8 0-1 0-5-6-5-14 0-29 1-42 1-14 0-30-1-43-1-2 0-8 0-8 8 0 5 4 5 8 5 24 0 29 9 29 18 0 1-1 7-1 9-16 62-33 125-48 187-32-73-62-146-93-220-3-7-5-7-14-7-19 0-37 0-57 0-8 0-12 0-12 8 0 5 4 5 12 5 3 0 29 0 29 4-19 74-37 150-56 225-5 16-12 30-46 31-2 0-7 1-7 8 0 4 2 5 5 5 14 0 29-1 43-1s29 1 43 1c3 0 7 0 7-8 0-4-3-5-8-5-24 0-28-10-28-18 0-4 0-5 2-10 19-73 37-148 56-221 1 2 1 2 4 7 34 82 69 165 104 247 4 7 5 8 8 8 5 0 5-1 8-8 19-77 39-155 58-234z"><text:p/></draw:path><draw:path draw:style-name="gr4" draw:text-style-name="P15" svg:width="0.043cm" svg:height="0.3cm" svg:x="0.403cm" svg:y="0.013cm" svg:viewBox="0 0 44 301" svg:d="M28 214c6-65 10-129 16-192 0-15-10-22-21-22-12 0-23 7-23 22 6 63 11 127 17 192 0 6 0 10 6 10 3 0 5-3 5-10zM44 279c0-13-9-23-21-23-13 0-23 11-23 23 0 13 10 22 23 22 12 0 21-10 21-22z"><text:p/></draw:path><draw:path draw:style-name="gr4" draw:text-style-name="P15" svg:width="0.28cm" svg:height="0.099cm" svg:x="0.624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4" draw:text-style-name="P15" svg:width="0.289cm" svg:height="0.304cm" svg:x="1.067cm" svg:y="0.018cm" svg:viewBox="0 0 290 305" svg:d="M290 113c0-67-44-113-106-113-92 0-184 96-184 194 0 68 47 111 108 111 89 0 182-91 182-192zM110 294c-42 0-72-34-72-88 0-18 6-81 39-130 30-44 71-65 104-65 35 0 72 23 72 86 0 30-11 97-53 147-20 25-55 50-90 50z"><text:p/></draw:path><draw:path draw:style-name="gr4" draw:text-style-name="P15" svg:width="0.096cm" svg:height="0.42cm" svg:x="1.419cm" svg:y="-0.001cm" svg:viewBox="0 0 97 421" svg:d="M97 416c0-1 0-1-7-9-52-54-66-133-66-197 0-73 17-146 68-198 5-6 5-6 5-7 0-4-1-5-3-5-5 0-42 29-68 83-21 46-26 92-26 127 0 33 5 83 28 131 25 52 61 80 66 80 2 0 3-1 3-5z"><text:p/></draw:path><draw:path draw:style-name="gr4" draw:text-style-name="P15" svg:width="0.227cm" svg:height="0.19cm" svg:x="1.554cm" svg:y="0.129cm" svg:viewBox="0 0 228 191" svg:d="M25 161c-1 7-3 17-3 19 0 8 4 11 12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4" draw:text-style-name="P15" svg:width="0.179cm" svg:height="0.132cm" svg:x="1.808cm" svg:y="0.011cm" svg:viewBox="0 0 180 133" svg:d="M23 112c-1 3-4 11-4 12 0 6 6 9 10 9 6 0 11-4 12-7s3-12 5-18c2-5 4-19 7-26 1-6 3-13 5-19 3-13 3-15 12-27 8-12 22-28 44-28 18 0 18 16 18 21 0 18-13 50-18 62-2 9-4 12-4 17 0 16 12 25 28 25 30 0 42-40 42-45 0-4-4-4-5-4-3 0-3 3-5 5-7 24-19 36-31 36-6 0-7-4-7-11 0-6 1-9 6-23 4-9 16-41 16-57 0-29-23-34-39-34-24 0-41 16-49 26-2-19-20-26-32-26s-20 10-23 16c-6 10-11 27-11 30s4 2 5 3c5 0 5-1 7-8 4-18 10-33 22-33 7 0 9 6 9 15 0 6-2 15-5 24-2 7-4 20-7 28-2 12-6 24-8 37z"><text:p/></draw:path><draw:path draw:style-name="gr4" draw:text-style-name="P15" svg:width="0.096cm" svg:height="0.42cm" svg:x="2.048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15" svg:width="0.043cm" svg:height="0.043cm" svg:x="2.224cm" svg:y="0.269cm" svg:viewBox="0 0 44 44" svg:d="M44 23c0-13-10-23-22-23s-22 10-22 23c0 12 10 21 22 21s22-9 22-21z"><text:p/></draw:path></draw:g></draw:g></text:p>
            </text:list-item>
            <text:list-item>
              <text:p text:style-name="P13"><draw:g text:anchor-type="as-char" svg:y="-0.365cm" draw:z-index="10" draw:name="形狀10" draw:style-name="gr1"><svg:title>TexMaths</svg:title><svg:desc>12§display§2n^2 + n\log n = \Theta(n^2).§svg§600§FALSE§</svg:desc><draw:g draw:style-name="gr2"><draw:path draw:style-name="gr3" draw:text-style-name="P14" svg:width="4.055cm" svg:height="0.429cm" svg:x="-0.001cm" svg:y="0.022cm" svg:viewBox="0 0 4056 430" svg:d="M0 0c1352 0 2703 0 4056 0 0 143 0 287 0 430-1353 0-2704 0-4056 0 0-143 0-287 0-430z"><text:p/></draw:path><draw:path draw:style-name="gr4" draw:text-style-name="P15" svg:width="0.167cm" svg:height="0.278cm" svg:x="-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4" draw:text-style-name="P15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4" draw:text-style-name="P15" svg:width="0.13cm" svg:height="0.195cm" svg:x="0.46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4" draw:text-style-name="P15" svg:width="0.28cm" svg:height="0.279cm" svg:x="0.748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4" draw:text-style-name="P15" svg:width="0.227cm" svg:height="0.189cm" svg:x="1.158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4" draw:text-style-name="P15" svg:width="0.093cm" svg:height="0.29cm" svg:x="1.483cm" svg:y="0.079cm" svg:viewBox="0 0 94 291" svg:d="M60 0c-20 1-40 4-60 5 0 5 0 8 0 13 29 0 32 4 32 24 0 72 0 145 0 218 0 19-4 19-32 19 0 5 0 8 0 12 13 0 36-1 47-1 9 0 31 1 47 1 0-4 0-7 0-12-29 0-34 0-34-19 0-87 0-173 0-260z"><text:p/></draw:path><draw:path draw:style-name="gr4" draw:text-style-name="P15" svg:width="0.186cm" svg:height="0.191cm" svg:x="1.597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4" draw:text-style-name="P15" svg:width="0.192cm" svg:height="0.275cm" svg:x="1.808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4" draw:text-style-name="P15" svg:width="0.228cm" svg:height="0.189cm" svg:x="2.094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4" draw:text-style-name="P15" svg:width="0.28cm" svg:height="0.098cm" svg:x="2.47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4" draw:text-style-name="P15" svg:width="0.28cm" svg:height="0.304cm" svg:x="2.921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4" draw:text-style-name="P15" svg:width="0.096cm" svg:height="0.418cm" svg:x="3.267cm" svg:y="0.054cm" svg:viewBox="0 0 97 419" svg:d="M97 415c0-2 0-2-7-9-53-53-66-133-66-196 0-73 16-146 68-199 5-5 5-6 5-7 0-3-1-4-3-4-5 0-44 29-68 82-21 47-26 92-26 128 0 32 4 83 28 130 25 52 61 79 66 79 2 0 3-1 3-4z"><text:p/></draw:path><draw:path draw:style-name="gr4" draw:text-style-name="P15" svg:width="0.227cm" svg:height="0.189cm" svg:x="3.402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4" draw:text-style-name="P15" svg:width="0.13cm" svg:height="0.195cm" svg:x="3.661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4" draw:text-style-name="P15" svg:width="0.096cm" svg:height="0.418cm" svg:x="3.855cm" svg:y="0.054cm" svg:viewBox="0 0 97 419" svg:d="M97 210c0-32-3-84-27-131-26-53-62-79-66-79-3 0-4 1-4 4 0 1 0 2 8 9 41 42 65 110 65 197 0 71-15 145-67 199-6 4-6 4-6 6 0 3 1 4 4 4 4 0 43-28 67-81 21-47 26-94 26-128z"><text:p/></draw:path><draw:path draw:style-name="gr4" draw:text-style-name="P15" svg:width="0.043cm" svg:height="0.043cm" svg:x="4.032cm" svg:y="0.323cm" svg:viewBox="0 0 44 44" svg:d="M44 23c0-12-10-23-22-23-14 0-22 11-22 23s8 21 22 21c12 0 22-9 22-21z"><text:p/></draw:path></draw:g></draw:g></text:p>
            </text:list-item>
            <text:list-item>
              <text:p text:style-name="P13"><draw:g text:anchor-type="as-char" svg:y="-0.653cm" draw:z-index="11" draw:name="形狀11" draw:style-name="gr1"><svg:title>TexMaths</svg:title><svg:desc>12§display§\sum_{i=0}^n i^2 = \Theta(n^3)§svg§600§FALSE§</svg:desc><draw:g draw:style-name="gr2"><draw:path draw:style-name="gr3" draw:text-style-name="P14" svg:width="2.587cm" svg:height="1.116cm" svg:x="-0.001cm" svg:y="0.021cm" svg:viewBox="0 0 2588 1117" svg:d="M1295 1117c-432 0-863 0-1295 0 0-372 0-745 0-1117 863 0 1725 0 2588 0 0 372 0 745 0 1117-431 0-862 0-1293 0z"><text:p/></draw:path><draw:path draw:style-name="gr4" draw:text-style-name="P15" svg:width="0.179cm" svg:height="0.132cm" svg:x="0.192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4" draw:text-style-name="P15" svg:width="0.56cm" svg:height="0.59cm" svg:x="0.001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4" draw:text-style-name="P15" svg:width="0.088cm" svg:height="0.197cm" svg:x="0.023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4" draw:text-style-name="P15" svg:width="0.216cm" svg:height="0.078cm" svg:x="0.149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4" draw:text-style-name="P15" svg:width="0.136cm" svg:height="0.201cm" svg:x="0.402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4" draw:text-style-name="P15" svg:width="0.111cm" svg:height="0.282cm" svg:x="0.669cm" svg:y="0.377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4" draw:text-style-name="P15" svg:width="0.129cm" svg:height="0.196cm" svg:x="0.821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4" draw:text-style-name="P15" svg:width="0.28cm" svg:height="0.097cm" svg:x="1.132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4" draw:text-style-name="P15" svg:width="0.279cm" svg:height="0.305cm" svg:x="1.576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4" draw:text-style-name="P15" svg:width="0.097cm" svg:height="0.421cm" svg:x="1.922cm" svg:y="0.34cm" svg:viewBox="0 0 98 422" svg:d="M98 418c0-1 0-2-7-10-53-52-67-133-67-197 0-73 17-146 68-199 6-6 6-6 6-7 0-4-2-5-4-5-5 0-42 29-68 83-21 46-26 92-26 128 0 33 5 84 28 131 25 53 61 80 66 80 2 0 4-2 4-4z"><text:p/></draw:path><draw:path draw:style-name="gr4" draw:text-style-name="P15" svg:width="0.227cm" svg:height="0.19cm" svg:x="2.056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4" draw:text-style-name="P15" svg:width="0.135cm" svg:height="0.201cm" svg:x="2.313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4" draw:text-style-name="P15" svg:width="0.097cm" svg:height="0.421cm" svg:x="2.51cm" svg:y="0.34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3"/>
            </text:list-item>
          </text:list>
        </text:list-item>
        <text:list-item>
          <text:p text:style-name="P13">(20%) Show that the following statements are incorrect.</text:p>
          <text:list>
            <text:list-item>
              <text:p text:style-name="P13"><draw:g text:anchor-type="as-char" svg:y="-0.369cm" draw:z-index="7" draw:name="形狀12" draw:style-name="gr1"><svg:title>TexMaths</svg:title><svg:desc>12§display§10n^2 + 9 = O(n)§svg§600§FALSE§</svg:desc><draw:g draw:style-name="gr2"><draw:path draw:style-name="gr3" draw:text-style-name="P14" svg:width="2.979cm" svg:height="0.43cm" svg:x="-0.001cm" svg:y="0.021cm" svg:viewBox="0 0 2980 431" svg:d="M1491 431c-498 0-994 0-1491 0 0-144 0-287 0-431 993 0 1986 0 2980 0 0 144 0 287 0 431-497 0-994 0-1489 0z"><text:p/></draw:path><draw:path draw:style-name="gr4" draw:text-style-name="P15" svg:width="0.137cm" svg:height="0.279cm" svg:x="0.016cm" svg:y="0.088cm" svg:viewBox="0 0 138 280" svg:d="M86 12c0-11 0-12-10-12-26 28-63 28-76 28 0 4 0 8 0 13 8 0 32 0 55-11 0 72 0 144 0 217 0 15-2 20-39 20-5 0-9 0-14 0 0 4 0 9 0 13 15-1 51-1 69-1 17 0 53 0 67 1 0-4 0-9 0-13-5 0-8 0-13 0-37 0-39-5-39-20 0-79 0-157 0-235z"><text:p/></draw:path><draw:path draw:style-name="gr4" draw:text-style-name="P15" svg:width="0.177cm" svg:height="0.288cm" svg:x="0.205cm" svg:y="0.088cm" svg:viewBox="0 0 178 289" svg:d="M178 147c0-34-3-68-17-99-21-41-54-48-72-48-25 0-57 12-73 50-15 29-16 63-16 97 0 31 1 69 18 100 19 34 49 42 70 42 22 0 55-9 74-48 13-28 16-61 16-94zM88 280c-16 0-41-11-48-49-5-26-5-65-5-89 0-28 0-56 3-78 8-51 40-54 50-54 14 0 42 7 50 49 4 24 4 56 4 83 0 31 0 60-4 86-7 40-31 52-50 52z"><text:p/></draw:path><draw:path draw:style-name="gr4" draw:text-style-name="P15" svg:width="0.227cm" svg:height="0.19cm" svg:x="0.412cm" svg:y="0.183cm" svg:viewBox="0 0 228 191" svg:d="M25 161c-2 7-5 17-5 18 0 8 6 12 14 12 4 0 12-4 15-12 0-1 5-20 7-31 4-13 6-26 10-38 2-9 5-19 7-28 1-8 5-20 6-21 6-13 28-51 69-51 19 0 22 15 22 28 0 27-20 81-27 99-4 10-5 14-5 19 0 21 16 35 35 35 39 0 55-61 55-65 0-5-4-5-5-5-3 0-3 1-6 9-8 29-23 51-43 51-7 0-11-3-11-13 0-11 5-21 9-30 8-23 25-68 25-92 0-29-18-46-48-46-39 0-59 26-66 37-3-24-19-37-39-37-19 0-27 17-32 24-6 14-12 40-12 41 0 5 4 5 5 5 5 0 5-2 7-10 7-30 16-50 31-50 9 0 13 4 13 19 0 8-2 13-7 35-8 32-15 64-24 97z"><text:p/></draw:path><draw:path draw:style-name="gr4" draw:text-style-name="P15" svg:width="0.13cm" svg:height="0.195cm" svg:x="0.671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8 47-72 71-2 2-2 2-2 11 41 0 80 0 121 0 4-18 6-36 10-53z"><text:p/></draw:path><draw:path draw:style-name="gr4" draw:text-style-name="P15" svg:width="0.28cm" svg:height="0.278cm" svg:x="0.959cm" svg:y="0.123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4" draw:text-style-name="P15" svg:width="0.174cm" svg:height="0.288cm" svg:x="1.374cm" svg:y="0.088cm" svg:viewBox="0 0 175 289" svg:d="M138 148c0 3 0 8 0 13 0 97-44 116-68 116-8 0-30-1-42-15 19 0 22-11 22-18 0-13-10-19-20-19-6 0-19 3-19 20 0 26 23 44 59 44 54 0 105-56 105-146 0-114-48-143-85-143-24 0-44 8-62 28-18 18-28 36-28 67 0 53 37 95 85 95 25 0 43-18 53-42zM85 180c-7 0-26 0-39-27-8-16-8-37-8-57 0-23 0-43 9-59 12-20 27-26 43-26 19 0 32 14 40 33 4 14 7 40 7 59 0 36-15 77-52 77z"><text:p/></draw:path><draw:path draw:style-name="gr4" draw:text-style-name="P15" svg:width="0.279cm" svg:height="0.097cm" svg:x="1.707cm" svg:y="0.213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15" svg:width="0.29cm" svg:height="0.304cm" svg:x="2.148cm" svg:y="0.072cm" svg:viewBox="0 0 291 305" svg:d="M291 113c0-67-44-113-107-113-92 0-184 95-184 193 0 69 47 112 108 112 90 0 183-91 183-192zM110 294c-42 0-70-35-70-89 0-18 6-80 38-129 29-44 70-65 103-65 35 0 73 23 73 85 0 31-12 96-54 149-20 24-54 49-90 49z"><text:p/></draw:path><draw:path draw:style-name="gr4" draw:text-style-name="P15" svg:width="0.097cm" svg:height="0.419cm" svg:x="2.502cm" svg:y="0.054cm" svg:viewBox="0 0 98 420" svg:d="M98 416c0-2 0-2-7-9-53-54-66-133-66-197 0-73 16-146 67-199 6-5 6-5 6-6 0-4-1-5-4-5-4 0-42 29-66 82-22 46-28 93-28 128 0 34 5 83 29 131 25 52 61 79 65 79 3 0 4-1 4-4z"><text:p/></draw:path><draw:path draw:style-name="gr4" draw:text-style-name="P15" svg:width="0.228cm" svg:height="0.19cm" svg:x="2.637cm" svg:y="0.183cm" svg:viewBox="0 0 229 191" svg:d="M25 161c-1 7-3 17-3 18 0 8 6 12 12 12 4 0 13-4 15-12 1-1 6-20 9-31 3-13 6-26 9-38 3-9 5-19 7-28 2-8 5-20 5-21 6-13 29-51 69-51 19 0 22 15 22 28 0 27-20 81-26 99-5 10-5 14-5 19 0 21 15 35 35 35 40 0 55-61 55-65 0-5-3-5-5-5-4 0-4 1-7 9-8 29-21 51-42 51-7 0-11-3-11-13 0-11 4-21 9-30 7-23 25-68 25-92 0-29-18-46-48-46-38 0-59 26-66 37-2-24-20-37-40-37s-26 17-31 24c-7 14-13 40-13 41 0 5 5 5 6 5 4 0 5-2 7-10 7-30 16-50 30-50 9 0 13 4 13 19 0 8-1 13-6 35-8 32-16 64-25 97z"><text:p/></draw:path><draw:path draw:style-name="gr4" draw:text-style-name="P15" svg:width="0.097cm" svg:height="0.419cm" svg:x="2.902cm" svg:y="0.054cm" svg:viewBox="0 0 98 420" svg:d="M98 210c0-32-4-83-27-131-27-51-63-79-66-79s-5 1-5 5c0 1 0 1 8 9 41 41 65 108 65 196 0 71-15 145-67 198-6 6-6 6-6 8s2 4 5 4 42-29 67-83c22-45 26-91 26-127z"><text:p/></draw:path></draw:g></draw:g>.</text:p>
            </text:list-item>
            <text:list-item>
              <text:p text:style-name="P13"><draw:g text:anchor-type="as-char" svg:y="-0.346cm" draw:z-index="12" draw:name="形狀13" draw:style-name="gr1"><svg:title>TexMaths</svg:title><svg:desc>12§inline§n^2{\log n} = \Theta(n^2).§svg§600§FALSE§</svg:desc><draw:g draw:style-name="gr2"><draw:path draw:style-name="gr3" draw:text-style-name="P14" svg:width="3.006cm" svg:height="0.407cm" svg:x="0.008cm" svg:y="0.022cm" svg:viewBox="0 0 3007 408" svg:d="M0 0c1002 0 2005 0 3007 0 0 136 0 272 0 408-1002 0-2005 0-3007 0 0-136 0-272 0-408z"><text:p/></draw:path><draw:path draw:style-name="gr4" draw:text-style-name="P15" svg:width="0.228cm" svg:height="0.189cm" svg:x="-0.001cm" svg:y="0.161cm" svg:viewBox="0 0 229 190" svg:d="M25 161c-1 6-3 16-3 18 0 8 6 11 12 11 4 0 12-3 15-12 3-11 6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4" draw:text-style-name="P15" svg:width="0.13cm" svg:height="0.194cm" svg:x="0.258cm" svg:y="0cm" svg:viewBox="0 0 131 195" svg:d="M131 141c-4 0-6 0-10 0-1 7-3 24-8 28-3 1-25 1-29 1-18 0-36 0-54 0 31-28 41-36 59-49 21-18 42-36 42-64 0-35-31-57-69-57-37 0-62 25-62 53 0 14 13 16 16 16 7 0 15-4 15-15 0-6-1-16-17-16 10-21 29-27 44-27 28 0 44 22 44 46 0 26-18 46-28 57-24 22-46 45-70 69-4 4-4 4-4 12 41 0 82 0 122 0 3-18 6-36 9-54z"><text:p/></draw:path><draw:path draw:style-name="gr4" draw:text-style-name="P15" svg:width="0.093cm" svg:height="0.288cm" svg:x="0.443cm" svg:y="0.055cm" svg:viewBox="0 0 94 289" svg:d="M61 0c-20 1-41 4-61 5 0 5 0 8 0 13 30 0 34 2 34 23 0 73 0 146 0 217 0 18-5 18-34 18 0 5 0 10 0 13 14 0 36-1 47-1s31 1 47 1c0-3 0-8 0-13-28 0-33 0-33-18 0-86 0-172 0-258z"><text:p/></draw:path><draw:path draw:style-name="gr4" draw:text-style-name="P15" svg:width="0.186cm" svg:height="0.192cm" svg:x="0.558cm" svg:y="0.159cm" svg:viewBox="0 0 187 193" svg:d="M187 98c0-54-42-98-93-98-53 0-94 45-94 98 0 54 44 95 94 95s93-41 93-95zM94 182c-18 0-38-9-48-28-11-19-11-44-11-59 0-16 0-39 11-58 10-19 31-27 48-27 18 0 36 9 46 27 11 18 11 42 11 58 0 15 0 38-8 56-10 19-28 31-49 31z"><text:p/></draw:path><draw:path draw:style-name="gr4" draw:text-style-name="P15" svg:width="0.191cm" svg:height="0.275cm" svg:x="0.769cm" svg:y="0.157cm" svg:viewBox="0 0 192 276" svg:d="M82 118c-38 0-38-41-38-51 0-12 2-25 8-36 3-5 13-17 30-17 36 0 36 42 36 52 0 12 0 25-6 36-4 4-14 16-30 16zM32 135c0-2 0-12 8-20 16 12 33 13 42 13 39 0 68-29 68-61 0-16-7-31-18-41 16-14 31-16 38-16 2 0 3 0 5 0-5 2-7 7-7 12 0 7 5 11 12 11 5 0 12-2 12-11 0-8-5-22-22-22-8 0-26 4-44 20-18-14-35-15-44-15-40 0-69 28-69 61 0 19 10 34 19 44-4 6-12 19-12 35 0 13 5 28 18 37-25 7-38 25-38 42 0 28 41 52 92 52s94-21 94-53c0-15-6-36-26-48-23-11-47-11-74-11-10 0-28 0-31-1-14-2-23-15-23-28zM94 266c-44 0-72-21-72-42 0-19 15-35 34-36 9 0 16 0 24 0 38 0 84 0 84 36 0 21-30 42-70 42z"><text:p/></draw:path><draw:path draw:style-name="gr4" draw:text-style-name="P15" svg:width="0.228cm" svg:height="0.189cm" svg:x="1.056cm" svg:y="0.161cm" svg:viewBox="0 0 229 190" svg:d="M25 161c-1 6-3 16-3 18 0 8 6 11 12 11 4 0 12-3 15-12 3-11 5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4" draw:text-style-name="P15" svg:width="0.28cm" svg:height="0.097cm" svg:x="1.438cm" svg:y="0.19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15" svg:width="0.28cm" svg:height="0.303cm" svg:x="1.882cm" svg:y="0.052cm" svg:viewBox="0 0 281 304" svg:d="M281 153c0-85-64-153-141-153-75 0-140 67-140 153 0 85 65 151 140 151 77 0 141-67 141-151zM140 294c-42 0-99-36-99-141 0-108 59-143 99-143 42 0 100 38 100 143 0 107-60 141-100 141zM216 122c-4 0-7 0-11 0 0 5 0 10 0 14-43 0-86 0-129 0 0-4 0-9 0-14-4 0-8 0-11 0 0 20 0 41 0 61 3 0 7 0 11 0 0-5 0-10 0-14 43 0 86 0 129 0 0 4 0 9 0 14 4 0 7 0 11 0 0-20 0-41 0-61z"><text:p/></draw:path><draw:path draw:style-name="gr4" draw:text-style-name="P15" svg:width="0.097cm" svg:height="0.418cm" svg:x="2.227cm" svg:y="0.033cm" svg:viewBox="0 0 98 419" svg:d="M98 414c0-1 0-1-7-8-53-53-66-133-66-195 0-73 16-146 67-199 6-5 6-6 6-7 0-4-1-5-4-5-4 0-42 29-66 83-22 45-28 92-28 128 0 31 5 81 29 129 25 51 61 79 65 79 3 0 4-2 4-5z"><text:p/></draw:path><draw:path draw:style-name="gr4" draw:text-style-name="P15" svg:width="0.227cm" svg:height="0.189cm" svg:x="2.363cm" svg:y="0.161cm" svg:viewBox="0 0 228 190" svg:d="M24 161c-1 6-4 16-4 18 0 8 6 11 12 11s14-3 16-12c1 0 6-20 8-31 4-13 6-25 10-37 2-10 5-19 7-29 1-7 5-19 5-20 7-13 29-51 70-51 18 0 21 15 21 29 0 26-20 79-26 97-5 10-5 16-5 20 0 20 14 34 35 34 39 0 55-61 55-64 0-4-4-4-5-4-5 0-5 1-7 7-8 29-22 52-42 52-7 0-11-4-11-14s4-20 9-29c7-23 25-69 25-93 0-28-18-45-48-45-39 0-59 28-66 37-3-24-21-37-40-37-20 0-26 17-31 24-7 14-12 39-12 41 0 4 4 4 5 4 3 0 5-1 7-9 7-30 16-50 30-50 8 0 13 6 13 19 0 8-1 13-6 36-8 32-17 64-25 96z"><text:p/></draw:path><draw:path draw:style-name="gr4" draw:text-style-name="P15" svg:width="0.129cm" svg:height="0.194cm" svg:x="2.622cm" svg:y="0cm" svg:viewBox="0 0 130 195" svg:d="M130 141c-4 0-6 0-10 0-1 7-4 24-7 28-3 1-25 1-30 1-18 0-36 0-54 0 31-28 42-36 59-49 21-18 42-36 42-64 0-35-32-57-69-57s-61 25-61 53c0 14 12 16 16 16 7 0 15-4 15-15 0-6-2-16-18-16 10-21 30-27 43-27 30 0 46 22 46 46 0 26-19 46-29 57-24 22-47 45-71 69-2 4-2 4-2 12 41 0 80 0 121 0 3-18 6-36 9-54z"><text:p/></draw:path><draw:path draw:style-name="gr4" draw:text-style-name="P15" svg:width="0.096cm" svg:height="0.418cm" svg:x="2.816cm" svg:y="0.033cm" svg:viewBox="0 0 97 419" svg:d="M97 211c0-34-3-84-27-132-26-51-62-79-66-79-3 0-4 2-4 5 0 1 0 2 8 9 41 42 65 108 65 197 0 70-15 143-68 197-5 5-5 5-5 6 0 3 1 5 4 5 4 0 43-29 67-82 21-46 26-93 26-126z"><text:p/></draw:path><draw:path draw:style-name="gr4" draw:text-style-name="P15" svg:width="0.043cm" svg:height="0.043cm" svg:x="2.993cm" svg:y="0.302cm" svg:viewBox="0 0 44 44" svg:d="M44 23c0-12-10-23-22-23-14 0-22 11-22 23s8 21 22 21c12 0 22-9 22-21z"><text:p/></draw:path></draw:g></draw:g></text:p>
            </text:list-item>
          </text:list>
        </text:list-item>
      </text:list>
      <text:p text:style-name="P7"/>
      <text:p text:style-name="P7"><text:tab/></text:p>
      <text:list xml:id="list90557545635755" text:continue-numbering="true" text:style-name="L1">
        <text:list-header>
          <text:p text:style-name="P10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09-18T09:05:56.758000000</dc:date>
    <meta:editing-duration>PT42M36S</meta:editing-duration>
    <meta:editing-cycles>13</meta:editing-cycles>
    <meta:generator>LibreOffice/7.3.0.3$Windows_X86_64 LibreOffice_project/0f246aa12d0eee4a0f7adcefbf7c878fc2238db3</meta:generator>
    <dc:subject>Basics and Performance Analysis</dc:subject>
    <dc:title>Data Structures</dc:title>
    <meta:document-statistic meta:table-count="0" meta:image-count="0" meta:object-count="0" meta:page-count="1" meta:paragraph-count="23" meta:word-count="111" meta:character-count="573" meta:non-whitespace-character-count="473"/>
  </office:meta>
</office:document-meta>
</file>